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1493" calcext:value-type="float">
            <text:p>1493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6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6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6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8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table:formula="of:=SUM([.C45:.C59])" office:value-type="float" office:value="884.54" calcext:value-type="float">
            <text:p>884.54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7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7.9" calcext:value-type="float">
            <text:p>9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19.98" calcext:value-type="float">
            <text:p>19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29.9" calcext:value-type="float">
            <text:p>12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4.81" calcext:value-type="float">
            <text:p>164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208.12" calcext:value-type="float">
            <text:p>1208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66])" office:value-type="float" office:value="6848.43" calcext:value-type="float">
            <text:p>6848.4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73:.C76])" office:value-type="float" office:value="-2520" calcext:value-type="float">
            <text:p>-252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80])" office:value-type="float" office:value="204.23" calcext:value-type="float">
            <text:p>204.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00-00-00</text:date>, <text:time style:data-style-name="N2" text:time-value="15:08:57.175817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7T15:09:36.752595749</dc:date>
    <meta:editing-duration>P2DT17H14M33S</meta:editing-duration>
    <meta:editing-cycles>390</meta:editing-cycles>
    <meta:generator>LibreOffice/6.4.7.2$Linux_X86_64 LibreOffice_project/40$Build-2</meta:generator>
    <meta:document-statistic meta:table-count="7" meta:cell-count="1404" meta:object-count="0"/>
  </office:meta>
</office:document-meta>
</file>